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8.0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?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ModuleBuild?v=z6u" office:name="!.modulebuild">Руководство по созданию модулей для OpenSCADA</text:a> — <draw:frame draw:style-name="fr1" draw:name="Графічний об'єкт56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moduleCreation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083921310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452545386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файл</text:a></text:p>
        </text:list-item>
        <text:list-item>
          <text:p text:style-name="P3"><text:a xlink:type="simple" xlink:href="http://wiki.oscada.org/Using/GraphicElementsLibraries/ElectroElements" office:name=".using.graphicelementslibraries.electroelements">Библиотека электроэлементов мнемосхем пользовательского интерфейса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файл</text:a></text:p>
        </text:list-item>
      </text:list>
      <text:h text:style-name="Heading_20_2" text:outline-level="2">Документация на модули системы OpenSCADA</text:h>
      <text:list xml:id="list1230896277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soft-page-break/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131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3-01-26T09:32:36</dc:date>
    <meta:editing-duration>PT10H17M51S</meta:editing-duration>
    <meta:editing-cycles>46</meta:editing-cycles>
    <meta:generator>LibreOffice/3.5$Linux_x86 LibreOffice_project/350m1$Build-2</meta:generator>
    <meta:document-statistic meta:table-count="0" meta:image-count="63" meta:object-count="0" meta:page-count="2" meta:paragraph-count="78" meta:word-count="469" meta:character-count="2926" meta:non-whitespace-character-count="2530"/>
  </office:meta>
</office:document-meta>
</file>